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F600000434747A3C102230EA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8.75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24.941cm" svg:height="15.058cm" draw:z-index="0"><draw:image xlink:href="Pictures/10000000000006F600000434747A3C102230EA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1:49:27.890000000</meta:creation-date>
    <dc:title>portrait-dae</dc:title>
    <meta:editing-duration>PT51S</meta:editing-duration>
    <meta:editing-cycles>2</meta:editing-cycles>
    <meta:generator>LibreOffice/6.1.3.2$Windows_X86_64 LibreOffice_project/86daf60bf00efa86ad547e59e09d6bb77c699acb</meta:generator>
    <dc:date>2019-01-09T21:50:17.972000000</dc:date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portrait-dae" xlink:href="../../../../../../../Users/DougElliott/AppData/Roaming/LibreOffice/4/user/template/portrait-dae.ott" meta:date="2019-01-09T21:49:27.401000000"/>
  </office:meta>
</office:document-meta>
</file>